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1cf3" officeooo:paragraph-rsid="001b1cf3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marker-end="Arrowheads_20_1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2" style:family="graphic">
      <style:graphic-properties draw:fill="solid" draw:fill-color="#ffffff" draw:textarea-horizontal-align="justify" draw:textarea-vertical-align="middle" draw:auto-grow-height="false" style:run-through="foreground" style:vertical-pos="from-top" style:vertical-rel="paragraph" style:horizontal-pos="from-left" style:horizontal-rel="paragraph"/>
    </style:style>
    <style:style style:name="gr3" style:family="graphic">
      <style:graphic-properties draw:marker-end="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4" style:family="graphic">
      <style:graphic-properties style:run-through="foreground" style:vertical-pos="from-top" style:vertical-rel="paragraph" style:horizontal-pos="from-left" style:horizontal-rel="paragraph"/>
    </style:style>
    <style:style style:name="gr5" style:family="graphic">
      <style:graphic-properties draw:fill="solid" draw:fill-color="#ffffff" draw:textarea-horizontal-align="justify" draw:textarea-vertical-align="middle" draw:auto-grow-height="false" style:run-through="foreground"/>
    </style:style>
    <style:style style:name="gr6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132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21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8" draw:style-name="gr4"><draw:custom-shape draw:style-name="gr5" draw:text-style-name="P2" svg:width="0.0559in" svg:height="0.0559in" svg:x="1.2335in" svg:y="1.22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" svg:width="0.0559in" svg:height="0.0559in" svg:x="1.2335in" svg:y="1.34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" svg:width="0.0567in" svg:height="0.0567in" svg:x="1.2335in" svg:y="1.48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line text:anchor-type="paragraph" draw:z-index="3" draw:style-name="gr1" draw:text-style-name="P2" svg:x1="0.2252in" svg:y1="0.9862in" svg:x2="0.9543in" svg:y2="0.9862in"><text:p/></draw:line><draw:custom-shape text:anchor-type="paragraph" draw:z-index="4" draw:style-name="gr2" draw:text-style-name="P2" svg:width="0.6335in" svg:height="0.3933in" svg:x="0.9543in" svg:y="0.778in"><text:p text:style-name="P2">F<text:span text:style-name="T1">2</text:span>(s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0" draw:style-name="gr1" draw:text-style-name="P2" svg:x1="0.2173in" svg:y1="0.5374in" svg:x2="0.9465in" svg:y2="0.5374in"><text:p/></draw:line><draw:custom-shape text:anchor-type="paragraph" draw:z-index="1" draw:style-name="gr2" draw:text-style-name="P2" svg:width="0.6335in" svg:height="0.3933in" svg:x="0.9465in" svg:y="0.3291in"><text:p text:style-name="P2">F<text:span text:style-name="T1">1</text:span>(s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" draw:style-name="gr3" draw:text-style-name="P2" svg:x1="1.5799in" svg:y1="0.5374in" svg:x2="2.3961in" svg:y2="0.5374in"><text:p/></draw:line><draw:line text:anchor-type="paragraph" draw:z-index="5" draw:style-name="gr1" draw:text-style-name="P2" svg:x1="0.2283in" svg:y1="1.8217in" svg:x2="0.9575in" svg:y2="1.8217in"><text:p/></draw:line><draw:custom-shape text:anchor-type="paragraph" draw:z-index="6" draw:style-name="gr2" draw:text-style-name="P2" svg:width="0.6335in" svg:height="0.3933in" svg:x="0.9575in" svg:y="1.6134in"><text:p text:style-name="P2">F<text:span text:style-name="T1">n</text:span>(s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" draw:style-name="gr3" draw:text-style-name="P2" svg:x1="1.5909in" svg:y1="1.8217in" svg:x2="2.3957in" svg:y2="1.8217in"><text:p/></draw:line><draw:line text:anchor-type="paragraph" draw:z-index="12" draw:style-name="gr1" draw:text-style-name="P2" svg:x1="2.5465in" svg:y1="0.9862in" svg:x2="3.2083in" svg:y2="0.9862in"><text:p/></draw:line><draw:line text:anchor-type="paragraph" draw:z-index="13" draw:style-name="gr1" draw:text-style-name="P2" svg:x1="1.5874in" svg:y1="0.9862in" svg:x2="2.2492in" svg:y2="0.9862in"><text:p/></draw:line><draw:custom-shape text:anchor-type="paragraph" draw:z-index="9" draw:style-name="gr6" draw:text-style-name="P2" svg:width="0.2976in" svg:height="0.2976in" svg:x="2.2492in" svg:y="0.84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" draw:style-name="gr7" draw:text-style-name="P2" svg:x1="2.3957in" svg:y1="0.8413in" svg:x2="2.3957in" svg:y2="0.5398in"><text:p/></draw:line><draw:line text:anchor-type="paragraph" draw:z-index="11" draw:style-name="gr7" draw:text-style-name="P2" svg:x1="2.3957in" svg:y1="1.1382in" svg:x2="2.3957in" svg:y2="1.8217in"><text:p/></draw:line><draw:frame text:anchor-type="paragraph" draw:z-index="14" draw:style-name="gr8" svg:width="0.2606in" svg:height="0.2323in" svg:x="0.498in" svg:y="0.3055in"><draw:text-box><text:p><text:span text:style-name="T2">x</text:span><text:span text:style-name="T1">1</text:span></text:p></draw:text-box></draw:frame><draw:frame text:anchor-type="paragraph" draw:z-index="15" draw:style-name="gr8" svg:width="0.2606in" svg:height="0.2323in" svg:x="0.498in" svg:y="0.7543in"><draw:text-box><text:p><text:span text:style-name="T2">x</text:span><text:span text:style-name="T1">2</text:span></text:p></draw:text-box></draw:frame><draw:frame text:anchor-type="paragraph" draw:z-index="16" draw:style-name="gr8" svg:width="0.2606in" svg:height="0.2323in" svg:x="0.498in" svg:y="1.5898in"><draw:text-box><text:p><text:span text:style-name="T2">x</text:span><text:span text:style-name="T1">n</text:span></text:p></draw:text-box></draw:frame><draw:frame text:anchor-type="paragraph" draw:z-index="17" draw:style-name="gr9" svg:width="0.2862in" svg:height="0.2106in" svg:x="2.7252in" svg:y="0.7756in"><draw:text-box><text:p>x</text:p></draw:text-box></draw:frame><draw:frame text:anchor-type="paragraph" draw:z-index="18" draw:style-name="gr10" svg:width="0.2413in" svg:height="0.2087in" svg:x="2.4839in" svg:y="0.6791in"><draw:text-box><text:p>+</text:p></draw:text-box></draw:frame><draw:frame text:anchor-type="paragraph" draw:z-index="19" draw:style-name="gr10" svg:width="0.2413in" svg:height="0.2087in" svg:x="2.1547in" svg:y="0.778in"><draw:text-box><text:p>+</text:p></draw:text-box></draw:frame><draw:frame text:anchor-type="paragraph" draw:z-index="20" draw:style-name="gr10" svg:width="0.2413in" svg:height="0.2087in" svg:x="2.4902in" svg:y="1.1091in"><draw:text-box><text:p>+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0T20:20:29.983322010</meta:creation-date>
    <dc:date>2015-10-10T20:34:39.305105633</dc:date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